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3b3f" officeooo:paragraph-rsid="00093b3f" style:font-weight-asian="bold" style:font-weight-complex="bold"/>
    </style:style>
    <style:style style:name="P2" style:family="paragraph" style:parent-style-name="Standard">
      <style:text-properties fo:font-weight="bold" officeooo:rsid="000a0737" officeooo:paragraph-rsid="000a0737" style:font-weight-asian="bold" style:font-weight-complex="bold"/>
    </style:style>
    <style:style style:name="P3" style:family="paragraph" style:parent-style-name="Standard">
      <style:text-properties fo:font-weight="bold" officeooo:rsid="000abb2a" officeooo:paragraph-rsid="000abb2a" style:font-weight-asian="bold" style:font-weight-complex="bold"/>
    </style:style>
    <style:style style:name="P4" style:family="paragraph" style:parent-style-name="Standard">
      <style:text-properties fo:font-weight="bold" officeooo:rsid="000b2f52" officeooo:paragraph-rsid="000b2f52" style:font-weight-asian="bold" style:font-weight-complex="bold"/>
    </style:style>
    <style:style style:name="P5" style:family="paragraph" style:parent-style-name="Standard">
      <style:text-properties fo:font-weight="bold" officeooo:rsid="000c27f3" officeooo:paragraph-rsid="000c27f3" style:font-weight-asian="bold" style:font-weight-complex="bold"/>
    </style:style>
    <style:style style:name="P6" style:family="paragraph" style:parent-style-name="Standard">
      <style:text-properties fo:font-weight="bold" officeooo:rsid="000d9ff1" officeooo:paragraph-rsid="000d9ff1" style:font-weight-asian="bold" style:font-weight-complex="bold"/>
    </style:style>
    <style:style style:name="P7" style:family="paragraph" style:parent-style-name="Standard">
      <style:text-properties fo:font-weight="bold" officeooo:rsid="000f5e2c" officeooo:paragraph-rsid="000f5e2c" style:font-weight-asian="bold" style:font-weight-complex="bold"/>
    </style:style>
    <style:style style:name="P8" style:family="paragraph" style:parent-style-name="Standard">
      <style:text-properties fo:font-weight="normal" officeooo:rsid="00093b3f" officeooo:paragraph-rsid="00093b3f" style:font-weight-asian="normal" style:font-weight-complex="normal"/>
    </style:style>
    <style:style style:name="P9" style:family="paragraph" style:parent-style-name="Standard">
      <style:text-properties fo:font-weight="normal" officeooo:rsid="000a0737" officeooo:paragraph-rsid="000a0737" style:font-weight-asian="normal" style:font-weight-complex="normal"/>
    </style:style>
    <style:style style:name="P10" style:family="paragraph" style:parent-style-name="Standard">
      <style:text-properties fo:font-weight="normal" officeooo:rsid="000b2f52" officeooo:paragraph-rsid="000b2f52" style:font-weight-asian="normal" style:font-weight-complex="normal"/>
    </style:style>
    <style:style style:name="P11" style:family="paragraph" style:parent-style-name="Standard">
      <style:text-properties fo:font-weight="normal" officeooo:rsid="000c27f3" officeooo:paragraph-rsid="000c27f3" style:font-weight-asian="normal" style:font-weight-complex="normal"/>
    </style:style>
    <style:style style:name="P12" style:family="paragraph" style:parent-style-name="Standard">
      <style:text-properties fo:font-weight="normal" officeooo:rsid="000d9ff1" officeooo:paragraph-rsid="000d9ff1" style:font-weight-asian="normal" style:font-weight-complex="normal"/>
    </style:style>
    <style:style style:name="P13" style:family="paragraph" style:parent-style-name="Standard">
      <style:text-properties fo:font-weight="normal" officeooo:rsid="000f5e2c" officeooo:paragraph-rsid="000f5e2c" style:font-weight-asian="normal" style:font-weight-complex="normal"/>
    </style:style>
    <style:style style:name="P14" style:family="paragraph" style:parent-style-name="Standard">
      <style:text-properties fo:font-weight="normal" officeooo:rsid="000b2f52" officeooo:paragraph-rsid="000b2f52" style:font-weight-asian="normal" style:font-weight-complex="normal"/>
    </style:style>
    <style:style style:name="P15" style:family="paragraph" style:parent-style-name="Standard">
      <style:text-properties fo:font-weight="normal" officeooo:rsid="001377f1" officeooo:paragraph-rsid="001377f1" style:font-weight-asian="normal" style:font-weight-complex="normal"/>
    </style:style>
    <style:style style:name="P16" style:family="paragraph" style:parent-style-name="Standard">
      <style:text-properties fo:font-weight="normal" officeooo:rsid="000c27f3" officeooo:paragraph-rsid="000c27f3" style:font-weight-asian="normal" style:font-weight-complex="normal"/>
    </style:style>
    <style:style style:name="P17" style:family="paragraph" style:parent-style-name="Standard">
      <style:text-properties fo:font-weight="normal" officeooo:rsid="000f5e2c" officeooo:paragraph-rsid="000f5e2c" style:font-weight-asian="normal" style:font-weight-complex="normal"/>
    </style:style>
    <style:style style:name="P18" style:family="paragraph" style:parent-style-name="Standard">
      <style:text-properties fo:font-weight="normal" officeooo:rsid="0016f17f" officeooo:paragraph-rsid="0016f17f" style:font-weight-asian="normal" style:font-weight-complex="normal"/>
    </style:style>
    <style:style style:name="P19" style:family="paragraph" style:parent-style-name="Standard">
      <style:text-properties fo:font-weight="normal" officeooo:rsid="00194b78" officeooo:paragraph-rsid="00194b78" style:font-weight-asian="normal" style:font-weight-complex="normal"/>
    </style:style>
    <style:style style:name="P20" style:family="paragraph" style:parent-style-name="Standard">
      <style:text-properties fo:font-weight="normal" officeooo:rsid="001c22ca" officeooo:paragraph-rsid="001c22ca" style:font-weight-asian="normal" style:font-weight-complex="normal"/>
    </style:style>
    <style:style style:name="P21" style:family="paragraph" style:parent-style-name="Standard">
      <style:text-properties fo:font-weight="normal" officeooo:rsid="001c7db9" officeooo:paragraph-rsid="001c7db9" style:font-weight-asian="normal" style:font-weight-complex="normal"/>
    </style:style>
    <style:style style:name="P22" style:family="paragraph" style:parent-style-name="Standard">
      <style:text-properties fo:font-weight="normal" officeooo:rsid="001d6018" officeooo:paragraph-rsid="001d6018" style:font-weight-asian="normal" style:font-weight-complex="normal"/>
    </style:style>
    <style:style style:name="P23" style:family="paragraph" style:parent-style-name="Standard">
      <style:text-properties fo:font-weight="normal" officeooo:rsid="001f460d" officeooo:paragraph-rsid="001f460d" style:font-weight-asian="normal" style:font-weight-complex="normal"/>
    </style:style>
    <style:style style:name="P24" style:family="paragraph" style:parent-style-name="Standard">
      <style:text-properties fo:font-weight="normal" officeooo:rsid="0021cc4a" officeooo:paragraph-rsid="0021cc4a" style:font-weight-asian="normal" style:font-weight-complex="normal"/>
    </style:style>
    <style:style style:name="P25" style:family="paragraph" style:parent-style-name="Standard">
      <style:text-properties fo:font-weight="normal" officeooo:rsid="0024c007" officeooo:paragraph-rsid="0024c007" style:font-weight-asian="normal" style:font-weight-complex="normal"/>
    </style:style>
    <style:style style:name="P26" style:family="paragraph" style:parent-style-name="Standard">
      <style:text-properties fo:font-weight="normal" officeooo:rsid="00256488" officeooo:paragraph-rsid="00256488" style:font-weight-asian="normal" style:font-weight-complex="normal"/>
    </style:style>
    <style:style style:name="P27" style:family="paragraph" style:parent-style-name="Standard">
      <style:text-properties fo:font-weight="normal" officeooo:rsid="0025783f" officeooo:paragraph-rsid="0025783f" style:font-weight-asian="normal" style:font-weight-complex="normal"/>
    </style:style>
    <style:style style:name="P28" style:family="paragraph" style:parent-style-name="Standard">
      <style:text-properties fo:font-weight="normal" officeooo:rsid="0026d36c" officeooo:paragraph-rsid="0026d36c" style:font-weight-asian="normal" style:font-weight-complex="normal"/>
    </style:style>
    <style:style style:name="P29" style:family="paragraph" style:parent-style-name="Standard">
      <style:text-properties fo:font-weight="bold" officeooo:rsid="000f5e2c" officeooo:paragraph-rsid="000f5e2c" style:font-weight-asian="bold" style:font-weight-complex="bold"/>
    </style:style>
    <style:style style:name="P30" style:family="paragraph" style:parent-style-name="Standard">
      <style:text-properties fo:font-weight="bold" officeooo:rsid="0016f17f" officeooo:paragraph-rsid="0016f17f" style:font-weight-asian="bold" style:font-weight-complex="bold"/>
    </style:style>
    <style:style style:name="P31" style:family="paragraph" style:parent-style-name="Standard">
      <style:text-properties fo:font-weight="bold" officeooo:rsid="00194b78" officeooo:paragraph-rsid="00194b78" style:font-weight-asian="bold" style:font-weight-complex="bold"/>
    </style:style>
    <style:style style:name="P32" style:family="paragraph" style:parent-style-name="Standard">
      <style:text-properties fo:font-weight="bold" officeooo:rsid="000c27f3" officeooo:paragraph-rsid="000c27f3" style:font-weight-asian="bold" style:font-weight-complex="bold"/>
    </style:style>
    <style:style style:name="P33" style:family="paragraph" style:parent-style-name="Standard">
      <style:text-properties fo:font-weight="bold" officeooo:rsid="001c22ca" officeooo:paragraph-rsid="001c22ca" style:font-weight-asian="bold" style:font-weight-complex="bold"/>
    </style:style>
    <style:style style:name="P34" style:family="paragraph" style:parent-style-name="Standard">
      <style:text-properties fo:font-weight="bold" officeooo:rsid="001c7db9" officeooo:paragraph-rsid="001c7db9" style:font-weight-asian="bold" style:font-weight-complex="bold"/>
    </style:style>
    <style:style style:name="P35" style:family="paragraph" style:parent-style-name="Standard">
      <style:text-properties fo:font-weight="bold" officeooo:rsid="001d6018" officeooo:paragraph-rsid="001d6018" style:font-weight-asian="bold" style:font-weight-complex="bold"/>
    </style:style>
    <style:style style:name="P36" style:family="paragraph" style:parent-style-name="Standard">
      <style:text-properties fo:font-weight="bold" officeooo:rsid="001f07b5" officeooo:paragraph-rsid="001f07b5" style:font-weight-asian="bold" style:font-weight-complex="bold"/>
    </style:style>
    <style:style style:name="P37" style:family="paragraph" style:parent-style-name="Standard">
      <style:text-properties fo:font-weight="bold" officeooo:rsid="001f460d" officeooo:paragraph-rsid="001f460d" style:font-weight-asian="bold" style:font-weight-complex="bold"/>
    </style:style>
    <style:style style:name="P38" style:family="paragraph" style:parent-style-name="Standard">
      <style:text-properties fo:font-weight="bold" officeooo:rsid="00205ada" officeooo:paragraph-rsid="00205ada" style:font-weight-asian="bold" style:font-weight-complex="bold"/>
    </style:style>
    <style:style style:name="P39" style:family="paragraph" style:parent-style-name="Standard">
      <style:text-properties fo:font-weight="bold" officeooo:rsid="0021cc4a" officeooo:paragraph-rsid="0021cc4a" style:font-weight-asian="bold" style:font-weight-complex="bold"/>
    </style:style>
    <style:style style:name="P40" style:family="paragraph" style:parent-style-name="Standard">
      <style:text-properties fo:font-weight="bold" officeooo:rsid="0024c007" officeooo:paragraph-rsid="0024c007" style:font-weight-asian="bold" style:font-weight-complex="bold"/>
    </style:style>
    <style:style style:name="P41" style:family="paragraph" style:parent-style-name="Standard">
      <style:text-properties fo:font-weight="bold" officeooo:rsid="00256488" officeooo:paragraph-rsid="00256488" style:font-weight-asian="bold" style:font-weight-complex="bold"/>
    </style:style>
    <style:style style:name="P42" style:family="paragraph" style:parent-style-name="Standard">
      <style:text-properties fo:font-weight="bold" officeooo:rsid="0025783f" officeooo:paragraph-rsid="0025783f" style:font-weight-asian="bold" style:font-weight-complex="bold"/>
    </style:style>
    <style:style style:name="P43" style:family="paragraph" style:parent-style-name="Standard">
      <style:text-properties fo:font-weight="bold" officeooo:rsid="0026d36c" officeooo:paragraph-rsid="0026d36c" style:font-weight-asian="bold" style:font-weight-complex="bold"/>
    </style:style>
    <style:style style:name="P44" style:family="paragraph" style:parent-style-name="Standard">
      <style:text-properties officeooo:paragraph-rsid="000c27f3"/>
    </style:style>
    <style:style style:name="P45" style:family="paragraph" style:parent-style-name="Standard">
      <style:text-properties officeooo:paragraph-rsid="001aca1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5a6d" style:font-weight-asian="bold" style:font-weight-complex="bold"/>
    </style:style>
    <style:style style:name="T3" style:family="text">
      <style:text-properties fo:font-weight="bold" officeooo:rsid="001377f1" style:font-weight-asian="bold" style:font-weight-complex="bold"/>
    </style:style>
    <style:style style:name="T4" style:family="text">
      <style:text-properties fo:font-weight="bold" officeooo:rsid="00194b78" style:font-weight-asian="bold" style:font-weight-complex="bold"/>
    </style:style>
    <style:style style:name="T5" style:family="text">
      <style:text-properties fo:font-weight="bold" officeooo:rsid="000c27f3" style:font-weight-asian="bold" style:font-weight-complex="bold"/>
    </style:style>
    <style:style style:name="T6" style:family="text">
      <style:text-properties fo:font-weight="bold" officeooo:rsid="000abb2a" style:font-weight-asian="bold" style:font-weight-complex="bold"/>
    </style:style>
    <style:style style:name="T7" style:family="text">
      <style:text-properties fo:font-weight="bold" officeooo:rsid="001aca1f" style:font-weight-asian="bold" style:font-weight-complex="bold"/>
    </style:style>
    <style:style style:name="T8" style:family="text">
      <style:text-properties fo:font-weight="bold" officeooo:rsid="001c22ca" style:font-weight-asian="bold" style:font-weight-complex="bold"/>
    </style:style>
    <style:style style:name="T9" style:family="text">
      <style:text-properties fo:font-weight="bold" officeooo:rsid="001c7db9" style:font-weight-asian="bold" style:font-weight-complex="bold"/>
    </style:style>
    <style:style style:name="T10" style:family="text">
      <style:text-properties fo:font-weight="bold" officeooo:rsid="001d6018" style:font-weight-asian="bold" style:font-weight-complex="bold"/>
    </style:style>
    <style:style style:name="T11" style:family="text">
      <style:text-properties fo:font-weight="bold" officeooo:rsid="002017cb" style:font-weight-asian="bold" style:font-weight-complex="bold"/>
    </style:style>
    <style:style style:name="T12" style:family="text">
      <style:text-properties fo:font-weight="bold" officeooo:rsid="0025783f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abb2a" style:font-weight-asian="normal" style:font-weight-complex="normal"/>
    </style:style>
    <style:style style:name="T15" style:family="text">
      <style:text-properties fo:font-weight="normal" officeooo:rsid="00142605" style:font-weight-asian="normal" style:font-weight-complex="normal"/>
    </style:style>
    <style:style style:name="T16" style:family="text">
      <style:text-properties officeooo:rsid="000a0737"/>
    </style:style>
    <style:style style:name="T17" style:family="text">
      <style:text-properties officeooo:rsid="000abb2a"/>
    </style:style>
    <style:style style:name="T18" style:family="text">
      <style:text-properties officeooo:rsid="00125a6d"/>
    </style:style>
    <style:style style:name="T19" style:family="text">
      <style:text-properties officeooo:rsid="001377f1"/>
    </style:style>
    <style:style style:name="T20" style:family="text">
      <style:text-properties officeooo:rsid="00142605"/>
    </style:style>
    <style:style style:name="T21" style:family="text">
      <style:text-properties officeooo:rsid="00194b78"/>
    </style:style>
    <style:style style:name="T22" style:family="text">
      <style:text-properties officeooo:rsid="001aca1f"/>
    </style:style>
    <style:style style:name="T23" style:family="text">
      <style:text-properties officeooo:rsid="001c22ca"/>
    </style:style>
    <style:style style:name="T24" style:family="text">
      <style:text-properties officeooo:rsid="001d6018"/>
    </style:style>
    <style:style style:name="T25" style:family="text">
      <style:text-properties officeooo:rsid="002017cb"/>
    </style:style>
    <style:style style:name="T26" style:family="text">
      <style:text-properties officeooo:rsid="002578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g</text:p>
      <text:p text:style-name="P1"/>
      <text:p text:style-name="P1">I. Overview</text:p>
      <text:p text:style-name="P8">- promote good programming practice by enabling a POJO-based programming model</text:p>
      <text:p text:style-name="P8"/>
      <text:p text:style-name="P1">Benefits of Spring Framework:</text:p>
      <text:p text:style-name="P8">1) Development of <text:span text:style-name="T1">Enterprise-class </text:span>applications using <text:span text:style-name="T1">POJOs</text:span></text:p>
      <text:p text:style-name="P8">2) Spring is organized in a modular fashion</text:p>
      <text:p text:style-name="P8">3) Makes use of some of existing technologies like several ORM frameworks, logging frameworks, JEE, Quartz and JDK timers</text:p>
      <text:p text:style-name="P8">4) Testing is simple because environment-dependent code is moved into this framework. Furthermore, by using JavaBean-style Pojos, it becomes easier to use dependency injection for injecting test data</text:p>
      <text:p text:style-name="P8">5) Spring's web framework is a well-designed web MVC framework</text:p>
      <text:p text:style-name="P8">6) Spring provides a convenient API <text:span text:style-name="T16">to translate technology-specific exceptions into consistent unchecked exceptions</text:span></text:p>
      <text:p text:style-name="P9">7) Ligthweight IOC containers</text:p>
      <text:p text:style-name="P9">8) Spring provides a consistent transaction management interface that can scale down to a local transaction and scale up to global transactions</text:p>
      <text:p text:style-name="P2"/>
      <text:p text:style-name="P2">Dependency Injection</text:p>
      <text:p text:style-name="P9">- the technology that Spring is most identified with, flavor of <text:span text:style-name="T1">Inversion of Control(IoC)</text:span></text:p>
      <text:p text:style-name="P9">- while writing a complex Java application, application classes should be as <text:span text:style-name="T1">independent </text:span>as possible of other Java classes to increase possibly of reuse. <text:span text:style-name="T1">Dependency Injection</text:span> helps in gluing these classes together and same time keeping them independent</text:p>
      <text:p text:style-name="P9"/>
      <text:p text:style-name="P2">II. Architecture</text:p>
      <text:p text:style-name="P2">- <text:span text:style-name="T13">spring is modular</text:span></text:p>
      <text:p text:style-name="P2"/>
      <text:p text:style-name="P2">Core Container</text:p>
      <text:p text:style-name="P9"><text:span text:style-name="T1">1) Core </text:span>module provides the fundamental parts of the framework, including the IOC and Dependency Injection features</text:p>
      <text:p text:style-name="P2">2) <text:span text:style-name="T13">The </text:span>Bean <text:span text:style-name="T14">module provies </text:span><text:span text:style-name="T17">BeanFactory </text:span><text:span text:style-name="T14">which is a sophisticated implementation of the factory pattern</text:span></text:p>
      <text:p text:style-name="P3">3) <text:span text:style-name="T13">The </text:span>Context <text:span text:style-name="T13">module builds on the solid base provide by the Core and Bean modules and it is a mediaum to access any objects defined and configured.</text:span></text:p>
      <text:p text:style-name="P3">4) <text:span text:style-name="T13">The </text:span>SpEL <text:span text:style-name="T13">module provides a powerful expression language for querying and manipulating an object graph at runtime</text:span></text:p>
      <text:p text:style-name="P3"/>
      <text:p text:style-name="P3">Data Access/Integration</text:p>
      <text:p text:style-name="P3"/>
      <text:p text:style-name="P3">1) JBDC – <text:span text:style-name="T13">provides a JBDC-abtraction layer that removes the need to do tedious JBDC related coding</text:span></text:p>
      <text:p text:style-name="P3">2) ORM – <text:span text:style-name="T13">provides integration layers for popular object-relational mapping APIs, including JPA, JDO, Hibernate and iBatis</text:span></text:p>
      <text:p text:style-name="P3">3) OXM</text:p>
      <text:p text:style-name="P3">4) JSM</text:p>
      <text:p text:style-name="P3">5) Transaction module – <text:span text:style-name="T13">supports programmatic and declarative transaction manegement for classes that implement special interfaces and for all your pojos</text:span></text:p>
      <text:p text:style-name="P3"/>
      <text:p text:style-name="P3"/>
      <text:p text:style-name="P3"><text:soft-page-break/>Web</text:p>
      <text:p text:style-name="P3"/>
      <text:p text:style-name="P3">1) Web module – <text:span text:style-name="T13">provides basic web-oriented integration features</text:span></text:p>
      <text:p text:style-name="P3">2) Web-MVC – <text:span text:style-name="T13">module contains Spring's model-view-Controller(MVC)</text:span></text:p>
      <text:p text:style-name="P3">3) Web-Socket –<text:span text:style-name="T13"> provides WebSocket-based, two-way communication between client and server in web applications</text:span></text:p>
      <text:p text:style-name="P45"><text:span text:style-name="T6">4) Web-Portlet –</text:span><text:span text:style-name="T14"> mod</text:span>eans are <text:span text:style-name="Emphasis">always</text:span> anonymous and th<text:span text:style-name="T14">ule provides the MVC implementation to be used in a portlet environment and mirrors the functionality of Web-Servlet module.</text:span></text:p>
      <text:p text:style-name="P3"/>
      <text:p text:style-name="P4">III. IoC Containers</text:p>
      <text:p text:style-name="P10">- the spring container is at the core of the Spring Frramework</text:p>
      <text:p text:style-name="P10">- the container will <text:span text:style-name="T1">create </text:span>the objects, <text:span text:style-name="T1">wire </text:span>them together, <text:span text:style-name="T1">configure </text:span>them, and <text:span text:style-name="T1">manage </text:span>their complete lifecycle from creation to destruction.</text:p>
      <text:p text:style-name="P10">- the spring container uses <text:span text:style-name="T1">dependency injection</text:span> to mange the components that make up an application. These objects are called <text:span text:style-name="T1">Spring Beans</text:span></text:p>
      <text:p text:style-name="P10">- the spring IoC container makes use of <text:span text:style-name="T1">Java POJO classes </text:span>and <text:span text:style-name="T1">configuration metadate </text:span>to produce fully configured and executable system or application</text:p>
      <text:p text:style-name="P10">-<text:span text:style-name="T19">within this container, these bean definition are represented as </text:span><text:span text:style-name="T3">BeanDefinition </text:span><text:span text:style-name="T19">objects, which contain the following metadata:</text:span></text:p>
      <text:p text:style-name="P15">1) A package-qualified class name: typically the actual implementation class of the bean being defined.</text:p>
      <text:p text:style-name="P15">2) Bean behavioral configuration elements, which state how the bean should behave in the container(scope, lifecycle, etc.)</text:p>
      <text:p text:style-name="P15">3) References to other beans that are needed for the bean to do its work; these references are also called <text:span text:style-name="T1">collaborators </text:span>or <text:span text:style-name="T1">dependencies</text:span></text:p>
      <text:p text:style-name="P15">4) Other configuration settings to set in newly created object(ex: number of connections to use in a bean that manages the connection pool or the size limit of the pool)</text:p>
      <text:p text:style-name="P10"/>
      <text:p text:style-name="P44"><text:span text:style-name="T5">IV. Bean</text:span></text:p>
      <text:p text:style-name="P11">- forms the backbone of your application and that are managed by the spring IoC containers</text:p>
      <text:p text:style-name="P11">- a <text:span text:style-name="T1">bean </text:span>is an object that is instantiated, assembled and otherwise manged by a Spring IoC container</text:p>
      <text:p text:style-name="P11">- <text:span text:style-name="T18">Java configuration typuically uses </text:span><text:span text:style-name="T2">@Bean </text:span><text:span text:style-name="T18">annotated methods within a </text:span><text:span text:style-name="T2">@Configuration</text:span><text:span text:style-name="T18"> class</text:span></text:p>
      <text:p text:style-name="P11">- <text:span text:style-name="T18">this beans corresponds to the actual objects that make up your application, you can define your data access objects(DAOs), service layer objects etc.</text:span></text:p>
      <text:p text:style-name="P15">- use <text:span text:style-name="T1">id </text:span>and/or <text:span text:style-name="T1">name </text:span>attributes to specify the bean identifiers.<text:line-break/>- specify an alias for the bean using thr <text:span text:style-name="T1">alias </text:span>attribute</text:p>
      <text:p text:style-name="P15">- <text:span text:style-name="T7">Inner beans </text:span><text:span text:style-name="T22">are always anonymouse and they are always created with the outer bean. It is </text:span><text:span text:style-name="T8">not possible </text:span><text:span text:style-name="T23">to inject inner beans into collaborating beans other than into the enclosing bean or to access them independently</text:span></text:p>
      <text:p text:style-name="P15">- </text:p>
      <text:p text:style-name="P11"/>
      <text:p text:style-name="P5">Attributes:</text:p>
      <text:p text:style-name="P11"><text:span text:style-name="T1">1. Class</text:span> – specify the bean class</text:p>
      <text:p text:style-name="P11"><text:span text:style-name="T1">2. Name</text:span> – bean unique identifier</text:p>
      <text:p text:style-name="P11"><text:span text:style-name="T1">3. Scope</text:span> – scope of the objects created from a particular bean definition</text:p>
      <text:p text:style-name="P11"><text:span text:style-name="T1">4. Constructor-arg</text:span> – used to inject dependencies</text:p>
      <text:p text:style-name="P11"><text:span text:style-name="T1">5. Properties</text:span> – used to inject dependencies</text:p>
      <text:p text:style-name="P11"><text:span text:style-name="T1">6. Autowiring mode</text:span> – used to inject dependencies</text:p>
      <text:p text:style-name="P11"><text:span text:style-name="T1">7. Lazy-Initialization mode</text:span> – whether the bean will be created when it is requested or on startup</text:p>
      <text:p text:style-name="P11"><text:span text:style-name="T1">8. Initialization methods </text:span>– a callback to be called just after all necessary properties on the bean have <text:soft-page-break/>been set by the container.</text:p>
      <text:p text:style-name="P11"><text:span text:style-name="T1">9. Destruction method </text:span>– a callback to be used when the container containing the bean is destroyed</text:p>
      <text:p text:style-name="P11"/>
      <text:p text:style-name="P11"/>
      <text:p text:style-name="P5">V. Bean Scopes</text:p>
      <text:p text:style-name="P11"/>
      <text:p text:style-name="P5">1) singleton</text:p>
      <text:p text:style-name="P5">–<text:span text:style-name="T13"> scopes the bean definition to a single instance per Spring IoC container(default)</text:span></text:p>
      <text:p text:style-name="P5"><text:span text:style-name="T13">- the single instance is stored in a </text:span>cache<text:span text:style-name="T13"> of such singleton beans, and all subsequent requests and references for that name bean return the cached object.</text:span></text:p>
      <text:p text:style-name="P5"><text:span text:style-name="T13">- use for </text:span>stateless <text:span text:style-name="T13">beans</text:span></text:p>
      <text:p text:style-name="P5">2) prototype</text:p>
      <text:p text:style-name="P5">– <text:span text:style-name="T13">scopes a single bean definition to have any number of object instances</text:span></text:p>
      <text:p text:style-name="P5"><text:span text:style-name="T13">- use this scope for all </text:span>state-full<text:span text:style-name="T13"> beans</text:span></text:p>
      <text:p text:style-name="P5">3) request –<text:span text:style-name="T13"> scopes a bean definition to an HTTP request. Only valid in the context of a web-aware Spring ApplicationContext</text:span></text:p>
      <text:p text:style-name="P5">4) session - <text:s/><text:span text:style-name="T13">scopes a bean definition to an HTTP session.</text:span></text:p>
      <text:p text:style-name="P5">5) global-session –<text:span text:style-name="T13"> scopes a bean definition to a global HTTP session</text:span></text:p>
      <text:p text:style-name="P36">6) application –<text:span text:style-name="T13"> scopes a single bean definition to the lifecycle of a ServletContext</text:span></text:p>
      <text:p text:style-name="P36">7) websocket – <text:span text:style-name="T13">scopes a single bean definition to the lifecycle of a WebSocket. </text:span></text:p>
      <text:p text:style-name="P5"/>
      <text:p text:style-name="P6">V. Bean LifeCycle</text:p>
      <text:p text:style-name="P12">- has initialization and destruction</text:p>
      <text:p text:style-name="P12"/>
      <text:p text:style-name="P6">VI. Bean Post Processors</text:p>
      <text:p text:style-name="P12">- an interface that defines callback methods that you can implement to provide your own instantiation logic etc.</text:p>
      <text:p text:style-name="P12">- you can also implement some custom logic after the Spring container finishes instantiating, configuring and initializing a bean by plugging in one or more BeanPostProcessor implementations.</text:p>
      <text:p text:style-name="P12"/>
      <text:p text:style-name="P7">VII. Bean Definition Inheritance</text:p>
      <text:p text:style-name="P13">- a <text:span text:style-name="T1">child bean </text:span>definition inherits configuration data from <text:span text:style-name="T1">parent definition</text:span>.</text:p>
      <text:p text:style-name="P13">- the <text:span text:style-name="T1">child bean </text:span>can override some values or add others as needed.</text:p>
      <text:p text:style-name="P13"/>
      <text:p text:style-name="P7">VIII. Dependency Injection</text:p>
      <text:p text:style-name="P7">- <text:span text:style-name="T13">sometimes called </text:span>wiring<text:span text:style-name="T13"> help in gluing classes together and at the same time keeping them independent</text:span></text:p>
      <text:p text:style-name="P7"><text:span text:style-name="T13">- </text:span><text:span text:style-name="T15">is a process whereby objects define their dependencies, the object they work with, only though constructor arguments, arguments to a factory method or properties that are set on the object instance after it is constructed or returned from a factory method</text:span></text:p>
      <text:p text:style-name="P7"><text:span text:style-name="T15">- the </text:span><text:span text:style-name="T20">contaner </text:span><text:span text:style-name="T15">injects those </text:span><text:span text:style-name="T20">dependencies </text:span><text:span text:style-name="T15">when it creates the bean. This process is known as the </text:span><text:span text:style-name="T20">Inversion of Control</text:span><text:span text:style-name="T15">, of the bean itself controlling the instantiation or location of its dependencies on its own by using direct construction of classes or the </text:span><text:span text:style-name="T20">Service Locator </text:span><text:span text:style-name="T15">pattern.</text:span></text:p>
      <text:p text:style-name="P7"><text:span text:style-name="T15">- code is cleaner with DI and </text:span><text:span text:style-name="T20">decoupling </text:span><text:span text:style-name="T15">is more effective when objects are provided with their dependencies.</text:span></text:p>
      <text:p text:style-name="P7"><text:span text:style-name="T15">- the object does not look up its dependencies, and does not know the location or class of the dependencies</text:span></text:p>
      <text:p text:style-name="P7"><text:span text:style-name="T15">- your class becomes easier to test</text:span></text:p>
      <text:p text:style-name="P7"/>
      <text:p text:style-name="P7"><text:soft-page-break/>Constructor-Based Dependency Injection</text:p>
      <text:p text:style-name="P13">- accomplished when the container invokes a class constructor with a number of arguments each representing a dependency on other class</text:p>
      <text:p text:style-name="P13">- <text:span text:style-name="T21">use this for mandatory dependencies</text:span></text:p>
      <text:p text:style-name="P13"/>
      <text:p text:style-name="P13"/>
      <text:p text:style-name="P30">Setter-Based Dependency Injection</text:p>
      <text:p text:style-name="P18">- accomplished by the container calling setter methods on your beans after invoking a no-argument constructor or no-arugment static fatory method to instantiate your bean.</text:p>
      <text:p text:style-name="P18">- <text:span text:style-name="T21">used for optional dependencies that can be assigned reasonable default values within the class</text:span></text:p>
      <text:p text:style-name="P18">- <text:span text:style-name="T4">not-null </text:span><text:span text:style-name="T21">checks must be performed everywhere the code uses dependency</text:span></text:p>
      <text:p text:style-name="P18"/>
      <text:p text:style-name="P31">Dependency Reoslution Process:</text:p>
      <text:p text:style-name="P19">1) The <text:span text:style-name="T1">ApplicationContext </text:span>is created and initialized with configuration metadata that describes all beans (XML, Annotation etc.)</text:p>
      <text:p text:style-name="P19">2) For each bea, its dependencies are expressed in the form of properties, constructor arguments, or arguments to the static-factory method if you are using that instead of a normal constructor. These dependencies are provided to the bean when the bean is created.</text:p>
      <text:p text:style-name="P19">3) Each property or constructor argument is an actual definition of the value to set, or a reference to another bean in tehe container</text:p>
      <text:p text:style-name="P19">4) Each property or constructor argument which is a value is converted from its specified format to the actual type of that propery or constructor argument. Spring can convert value in the following format: <text:span text:style-name="T1">int, long, String, boolean etc.</text:span></text:p>
      <text:p text:style-name="P19"/>
      <text:p text:style-name="P33">Depends-on</text:p>
      <text:p text:style-name="P20">- <text:span text:style-name="T1">depends-on </text:span><text:s/>attribute can explicitly force one or more beans to be intialized before the bean using this element is intialized</text:p>
      <text:p text:style-name="P20"/>
      <text:p text:style-name="P34">Lazy-Initialized Beans</text:p>
      <text:p text:style-name="P21">- by <text:span text:style-name="T1">default</text:span>, ApplicationContext implementations <text:span text:style-name="T1">eagerly</text:span> create and configure all single beans as part of the intialization process.</text:p>
      <text:p text:style-name="P21">- a <text:span text:style-name="T1">lazy</text:span> initialized bean tells the IoC container to create a bean instance when it is first requested rather than startup.</text:p>
      <text:p text:style-name="P21"/>
      <text:p text:style-name="P34"><text:span text:style-name="T24">IX. </text:span>Autowiring collaborators</text:p>
      <text:p text:style-name="P21">- spring can autowire relationships between collaborating beans without using &lt;constructor-arg&gt; and &lt;property&gt; elements which helps cut down the amount of XML configuration you write for a big Spring based application</text:p>
      <text:p text:style-name="P20">- <text:span text:style-name="T9">Advantages:</text:span></text:p>
      <text:p text:style-name="P21">1) Autowiring can significantly reduce the need to specify properties or constructor arguments</text:p>
      <text:p text:style-name="P21">2) Autowiring can update a configuration as your objects evolve.</text:p>
      <text:p text:style-name="P21">- <text:span text:style-name="T10">Disadvantages:<text:line-break/></text:span><text:span text:style-name="T24">1) Exlicit dependencies in </text:span><text:span text:style-name="T10">property</text:span><text:span text:style-name="T24"> and </text:span><text:span text:style-name="T10">constructor-arg </text:span><text:span text:style-name="T24">settings always override autowiring. You </text:span><text:span text:style-name="T10">cannot autowire</text:span><text:span text:style-name="T24"> primitives, Strings and Classes</text:span></text:p>
      <text:p text:style-name="P22">2) Autowiring is less exact</text:p>
      <text:p text:style-name="P22">3) Ambiguity with multiple bean definitions</text:p>
      <text:p text:style-name="P21"/>
      <text:p text:style-name="P21"/>
      <text:p text:style-name="P21"/>
      <text:p text:style-name="P21"><text:soft-page-break/></text:p>
      <text:p text:style-name="P21"/>
      <text:p text:style-name="P35">- Modes:</text:p>
      <text:p text:style-name="P22">1) no – Bean references must be defined via a <text:span text:style-name="T1">ref </text:span>element.</text:p>
      <text:p text:style-name="P22">2) byName</text:p>
      <text:p text:style-name="P22">3) byType</text:p>
      <text:p text:style-name="P22">4) constructor</text:p>
      <text:p text:style-name="P22"/>
      <text:p text:style-name="P19">- <text:span text:style-name="T24">you can </text:span><text:span text:style-name="T10">exclude</text:span><text:span text:style-name="T24"> a bean from autowiring</text:span></text:p>
      <text:p text:style-name="P19"/>
      <text:p text:style-name="P37">X. Annotations</text:p>
      <text:p text:style-name="P23"/>
      <text:p text:style-name="P37">@Required</text:p>
      <text:p text:style-name="P23">- applies to bean property <text:span text:style-name="T1">setter methods</text:span></text:p>
      <text:p text:style-name="P23">- the annotations simply indicates that the affected bean property must be populated at <text:span text:style-name="T1">configuration time</text:span>, through an explicit property value in a bean definition or through autowiring</text:p>
      <text:p text:style-name="P23"/>
      <text:p text:style-name="P37">@Autowired</text:p>
      <text:p text:style-name="P23">- supplied to constructors</text:p>
      <text:p text:style-name="P23">- apply it also on setter methods</text:p>
      <text:p text:style-name="P23">- <text:span text:style-name="T25">can also be applied to other methods and fields</text:span></text:p>
      <text:p text:style-name="P23">- <text:span text:style-name="T11">@Autowired's required attribute </text:span><text:span text:style-name="T25">is recommended over the </text:span><text:span text:style-name="T11">@Required</text:span><text:span text:style-name="T25"> annotation. The </text:span><text:span text:style-name="T11">required </text:span><text:span text:style-name="T25">attribute indicates that the property is not required for autowiring purposes, the property is ignored if it cannot be autowired</text:span></text:p>
      <text:p text:style-name="P23">- <text:span text:style-name="T25">@Required is stronger than it enforces the property that was set by any means supported by the container.</text:span></text:p>
      <text:p text:style-name="P23"/>
      <text:p text:style-name="P38">@Primary</text:p>
      <text:p text:style-name="P38">-<text:span text:style-name="T13"> indicates that a particular bean should be given a preference when multiple beans are candidates to be autowired to a single value dependency</text:span></text:p>
      <text:p text:style-name="P38"><text:span text:style-name="T13">- if exactly one 'primary' bean exists among the candidates, it will be the autowired value.</text:span></text:p>
      <text:p text:style-name="P38">- <text:span text:style-name="T13">an effective way to use autowiring by type with several instances when one primary candidate can be determined</text:span></text:p>
      <text:p text:style-name="P38"/>
      <text:p text:style-name="P39">@Qualifier</text:p>
      <text:p text:style-name="P24">- when more control over the selection process is required, this annotation can be used.</text:p>
      <text:p text:style-name="P24"/>
      <text:p text:style-name="P40">@Resource<text:span text:style-name="T13"> </text:span></text:p>
      <text:p text:style-name="P40"><text:span text:style-name="T13">- used on fields or <text:s/>bean property setter methods</text:span></text:p>
      <text:p text:style-name="P40"><text:span text:style-name="T13">- takes a </text:span>name attribute <text:span text:style-name="T13">and by default Spring interprets that value as the bean name to be injected.</text:span></text:p>
      <text:p text:style-name="P40"/>
      <text:p text:style-name="P40">@Repository</text:p>
      <text:p text:style-name="P25">- marker for any class that fulfills the role or stereotype of a repository(also known as Data Access Objects or DAO)</text:p>
      <text:p text:style-name="P25"/>
      <text:p text:style-name="P40">@Component </text:p>
      <text:p text:style-name="P40">– <text:span text:style-name="T13">is a generic stereotype for any Spring-managed component</text:span></text:p>
      <text:p text:style-name="P40"><text:span text:style-name="T13">- </text:span>@Repository, @Service and @Controller<text:span text:style-name="T13"> are specializations of @Component for more specific uses</text:span></text:p>
      <text:p text:style-name="P41"><text:soft-page-break/>@Inject </text:p>
      <text:p text:style-name="P26">- instead of using @Autowired, you can use this annotation</text:p>
      <text:p text:style-name="P26"/>
      <text:p text:style-name="P41">XI. Java-Based Container Configuration</text:p>
      <text:p text:style-name="P41"/>
      <text:p text:style-name="P41">@Configuration</text:p>
      <text:p text:style-name="P26">- used for Java-based container configuration</text:p>
      <text:p text:style-name="P26">- annotating a class with this definition indicates that its primary purpose is as a source of bean definitions.</text:p>
      <text:p text:style-name="P26">- configuration classes allow inter-bean dependencies to be defined by simply calling other @Bean methods in the same class</text:p>
      <text:p text:style-name="P26"/>
      <text:p text:style-name="P41">@Bean</text:p>
      <text:p text:style-name="P26">- used to indicate that a method <text:span text:style-name="T1">instantiates</text:span>, <text:span text:style-name="T1">configures</text:span> and <text:span text:style-name="T1">initalizes</text:span> a new object to be managed by the Spring IoC container.</text:p>
      <text:p text:style-name="P26">- <text:span text:style-name="T26">when @Bean methods are declared within classes that are </text:span><text:span text:style-name="T12">not </text:span><text:span text:style-name="T26">annotated with </text:span><text:span text:style-name="T12">@Configuration</text:span><text:span text:style-name="T26">, they are referred to as being processed in a </text:span><text:span text:style-name="T12">lite mode.</text:span></text:p>
      <text:p text:style-name="P27">- usually one @Bean method should <text:span text:style-name="T1">not invoke</text:span> another @Bean method when operating in <text:span text:style-name="T1">lite mode</text:span></text:p>
      <text:p text:style-name="P27"/>
      <text:p text:style-name="P42">XII. Instantiating the Spring container using AnnotationConfigApplicationContext</text:p>
      <text:p text:style-name="P27">- capable of accpting <text:span text:style-name="T1">@Configuration </text:span>and <text:span text:style-name="T1">@Component </text:span>classes.</text:p>
      <text:p text:style-name="P27">- when <text:span text:style-name="T1">@Configuration </text:span>classes are provided as input, the @Configuration class itself is registered as a bean definition, and all declared <text:span text:style-name="T1">@Bean </text:span>methods within the class are also regstered as bean definitions</text:p>
      <text:p text:style-name="P27">- when <text:span text:style-name="T1">@Component </text:span>classes are provided, the are registered as bean definitions and it is assumed that Dependency Ijection metadata such as @Autowired or @Inject are used within those classes necessary.</text:p>
      <text:p text:style-name="P27"/>
      <text:p text:style-name="P43">@Import</text:p>
      <text:p text:style-name="P28">- this annotation allows for loading @Bean definitions from another configuration cla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5:59:05.389986134</meta:creation-date>
    <dc:date>2016-10-19T17:08:15.748277836</dc:date>
    <meta:editing-duration>PT6H53M16S</meta:editing-duration>
    <meta:editing-cycles>6</meta:editing-cycles>
    <meta:generator>LibreOffice/4.2.8.2$Linux_x86 LibreOffice_project/420m0$Build-2</meta:generator>
    <meta:document-statistic meta:table-count="0" meta:image-count="0" meta:object-count="0" meta:page-count="6" meta:paragraph-count="161" meta:word-count="2036" meta:character-count="13062" meta:non-whitespace-character-count="11155"/>
  </office:meta>
</office:document-meta>
</file>